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99ccff" draw:fill-gradient-name="Gradient_20_1" draw:fill-hatch-name="Black_20_0_20_Degrees" draw:fill-hatch-solid="fals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fill="hatch" draw:fill-color="#99ccff" draw:fill-gradient-name="Gradient_20_1" draw:fill-hatch-name="Black_20_45_20_Degrees" draw:fill-hatch-solid="false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2.6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5.079cm" svg:height="4.445cm" svg:x="6.715cm" svg:y="4.81cm" svg:viewBox="0 0 5080 4446" svg:d="m0 0c6985 0 2752 0 5080 0 0 1905-295 4396-2540 4445s-2540-3175-2540-4445z">
          <text:p/>
        </draw:path>
        <draw:line draw:style-name="gr2" draw:text-style-name="P1" draw:layer="layout" svg:x1="6.715cm" svg:y1="4.81cm" svg:x2="6.715cm" svg:y2="4.175cm">
          <text:p/>
        </draw:line>
        <draw:line draw:style-name="gr2" draw:text-style-name="P1" draw:layer="layout" svg:x1="11.795cm" svg:y1="4.175cm" svg:x2="11.795cm" svg:y2="4.81cm">
          <text:p/>
        </draw:line>
        <draw:line draw:style-name="gr3" draw:text-style-name="P1" draw:layer="layout" svg:x1="7.094cm" svg:y1="6.715cm" svg:x2="11.539cm" svg:y2="6.715cm">
          <text:p/>
        </draw:line>
        <draw:line draw:style-name="gr2" draw:text-style-name="P1" draw:layer="layout" svg:x1="11.795cm" svg:y1="4.81cm" svg:x2="14.97cm" svg:y2="4.81cm">
          <text:p/>
        </draw:line>
        <draw:line draw:style-name="gr2" draw:text-style-name="P1" draw:layer="layout" svg:x1="11.795cm" svg:y1="6.715cm" svg:x2="13.065cm" svg:y2="6.715cm">
          <text:p/>
        </draw:line>
        <draw:line draw:style-name="gr4" draw:text-style-name="P1" draw:layer="layout" svg:x1="12.648cm" svg:y1="6.715cm" svg:x2="12.648cm" svg:y2="9.255cm">
          <text:p/>
        </draw:line>
        <draw:line draw:style-name="gr2" draw:text-style-name="P1" draw:layer="layout" svg:x1="9.255cm" svg:y1="9.255cm" svg:x2="14.97cm" svg:y2="9.255cm">
          <text:p/>
        </draw:line>
        <draw:line draw:style-name="gr4" draw:text-style-name="P1" draw:layer="layout" svg:x1="14.97cm" svg:y1="4.81cm" svg:x2="14.97cm" svg:y2="9.255cm">
          <text:p/>
        </draw:line>
        <draw:frame draw:style-name="gr5" draw:layer="layout" svg:width="1.099cm" svg:height="0.962cm" svg:x="13.871cm" svg:y="6.388cm">
          <draw:text-box>
            <text:p>E<text:span text:style-name="T1">F</text:span></text:p>
          </draw:text-box>
        </draw:frame>
        <draw:custom-shape draw:style-name="gr6" draw:text-style-name="P2" draw:layer="layout" svg:width="2.999cm" svg:height="1.06cm" svg:x="2.9cm" svg:y="5.02cm">
          <text:p text:style-name="P1"><text:span text:style-name="T1">Close-channel</text:span></text:p>
          <text:p text:style-name="P1"><text:span text:style-name="T1"><text:s/></text:span><text:span text:style-name="T1">bound state</text:span></text:p>
          <draw:enhanced-geometry svg:viewBox="0 0 21600 21600" draw:mirror-horizontal="true" draw:type="line-callout-2" draw:modifiers="-12348 34507.068803016 -5565.6 11848.4448633365 -1800 11278.41658812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ath draw:style-name="gr7" draw:text-style-name="P1" draw:layer="layout" svg:width="4.677cm" svg:height="2.539cm" svg:x="6.928cm" svg:y="6.715cm" svg:viewBox="0 0 4678 2540" svg:d="m0 0c6112 0 2641 16 4678 16 0 1089-1081 2524-2455 2524s-2223-1814-2223-2540z">
          <text:p/>
        </draw:path>
        <draw:line draw:style-name="gr8" draw:text-style-name="P1" draw:layer="layout" svg:x1="4.175cm" svg:y1="13.7cm" svg:x2="16.24cm" svg:y2="13.7cm">
          <text:p/>
        </draw:line>
        <draw:line draw:style-name="gr8" draw:text-style-name="P1" draw:layer="layout" svg:x1="4.176cm" svg:y1="17.51cm" svg:x2="16.241cm" svg:y2="17.51cm">
          <text:p/>
        </draw:line>
        <draw:path draw:style-name="gr9" draw:text-style-name="P1" draw:layer="layout" svg:width="11.357cm" svg:height="3.95cm" draw:transform="rotate (0.166678943565458) translate (4.229cm 17.661cm)" svg:viewBox="0 0 11358 3951" svg:d="m0 0c623 173 1224 53 2266 1516 439 783 1464 2178 2815 2405s2438-890 2899-1292c731-637 3378-701 3378-701">
          <text:p/>
        </draw:path>
        <draw:line draw:style-name="gr10" draw:text-style-name="P1" draw:layer="layout" svg:x1="7.02cm" svg:y1="16.646cm" svg:x2="12.67cm" svg:y2="16.646cm">
          <text:p/>
        </draw:line>
        <draw:line draw:style-name="gr2" draw:text-style-name="P1" draw:layer="layout" svg:x1="12.67cm" svg:y1="16.646cm" svg:x2="14.954cm" svg:y2="16.646cm">
          <text:p/>
        </draw:line>
        <draw:line draw:style-name="gr4" draw:text-style-name="P1" draw:layer="layout" svg:x1="15.8cm" svg:y1="13.7cm" svg:x2="15.8cm" svg:y2="17.51cm">
          <text:p/>
        </draw:line>
        <draw:line draw:style-name="gr4" draw:text-style-name="P1" draw:layer="layout" svg:x1="13.7cm" svg:y1="13.7cm" svg:x2="13.736cm" svg:y2="16.646cm">
          <text:p/>
        </draw:line>
        <draw:line draw:style-name="gr11" draw:text-style-name="P1" draw:layer="layout" svg:x1="14.731cm" svg:y1="18.314cm" svg:x2="14.724cm" svg:y2="17.51cm">
          <text:p/>
        </draw:line>
        <draw:line draw:style-name="gr11" draw:text-style-name="P1" draw:layer="layout" svg:x1="14.724cm" svg:y1="16.021cm" svg:x2="14.734cm" svg:y2="16.697cm">
          <text:p/>
        </draw:line>
        <draw:frame draw:style-name="gr5" draw:layer="layout" svg:width="0.853cm" svg:height="0.962cm" svg:x="14.252cm" svg:y="16.646cm">
          <draw:text-box>
            <text:p><text:span text:style-name="T2">δ</text:span></text:p>
          </draw:text-box>
        </draw:frame>
        <draw:frame draw:style-name="gr5" draw:layer="layout" svg:width="1.128cm" svg:height="0.986cm" svg:x="13.7cm" svg:y="14.767cm">
          <draw:text-box>
            <text:p>E<text:span text:style-name="T3">0</text:span></text:p>
          </draw:text-box>
        </draw:frame>
        <draw:frame draw:style-name="gr5" draw:layer="layout" svg:width="0.853cm" svg:height="0.962cm" svg:x="15.605cm" svg:y="14.97cm">
          <draw:text-box>
            <text:p><text:span text:style-name="T2">η</text:span></text:p>
          </draw:text-box>
        </draw:frame>
        <draw:path draw:style-name="gr9" draw:text-style-name="P1" draw:layer="layout" svg:width="11.46cm" svg:height="7.256cm" draw:transform="rotate (0.166678943565458) translate (4.127cm 13.872cm)" svg:viewBox="0 0 11461 7257" svg:d="m0 0c623 174 656 77 1379 678s1223 3842 1506 4507c191 598 192 1816 1543 2044s1968-1019 2405-1448c1324-1494 1476-2916 2207-3437s2421-416 2421-416">
          <text:p/>
        </draw:path>
        <draw:frame draw:style-name="gr12" draw:text-style-name="P3" draw:layer="layout" svg:width="1.972cm" svg:height="0.877cm" svg:x="4.175cm" svg:y="16.633cm">
          <draw:text-box>
            <text:p><text:span text:style-name="T1">open-channel</text:span></text:p>
          </draw:text-box>
        </draw:frame>
        <draw:frame draw:style-name="gr12" draw:text-style-name="P3" draw:layer="layout" svg:width="1.972cm" svg:height="0.877cm" svg:x="4.108cm" svg:y="14.094cm">
          <draw:text-box>
            <text:p><text:span text:style-name="T1">close-channel</text:span></text:p>
          </draw:text-box>
        </draw:frame>
        <draw:g>
          <draw:frame draw:style-name="gr5" draw:layer="layout" svg:width="0.853cm" svg:height="0.962cm" svg:x="11.795cm" svg:y="7.658cm">
            <draw:text-box>
              <text:p><text:span text:style-name="T2">δ</text:span></text:p>
            </draw:text-box>
          </draw:frame>
          <draw:frame draw:style-name="gr5" draw:layer="layout" svg:width="0.875cm" svg:height="0.962cm" svg:x="11.795cm" svg:y="7.35cm">
            <draw:text-box>
              <text:p>~</text:p>
            </draw:text-box>
          </draw:frame>
        </draw:g>
      </draw:page>
      <draw:page draw:name="page2" draw:style-name="dp1" draw:master-page-name="Default">
        <draw:path draw:style-name="gr1" draw:text-style-name="P1" draw:layer="layout" svg:width="5.079cm" svg:height="4.445cm" svg:x="6.08cm" svg:y="15.604cm" svg:viewBox="0 0 5080 4446" svg:d="m0 0c6985 0 2752 0 5080 0 0 1905-295 4396-2540 4445s-2540-3175-2540-4445z">
          <text:p/>
        </draw:path>
        <draw:line draw:style-name="gr2" draw:text-style-name="P1" draw:layer="layout" svg:x1="6.08cm" svg:y1="15.604cm" svg:x2="6.08cm" svg:y2="14.969cm">
          <text:p/>
        </draw:line>
        <draw:line draw:style-name="gr2" draw:text-style-name="P1" draw:layer="layout" svg:x1="11.16cm" svg:y1="14.969cm" svg:x2="11.16cm" svg:y2="15.604cm">
          <text:p/>
        </draw:line>
        <draw:line draw:style-name="gr3" draw:text-style-name="P1" draw:layer="layout" svg:x1="6.715cm" svg:y1="21.32cm" svg:x2="11.16cm" svg:y2="21.32cm">
          <text:p/>
        </draw:line>
        <draw:line draw:style-name="gr2" draw:text-style-name="P1" draw:layer="layout" svg:x1="11.16cm" svg:y1="15.604cm" svg:x2="14.335cm" svg:y2="15.604cm">
          <text:p/>
        </draw:line>
        <draw:line draw:style-name="gr2" draw:text-style-name="P1" draw:layer="layout" svg:x1="11.16cm" svg:y1="21.32cm" svg:x2="12.43cm" svg:y2="21.32cm">
          <text:p/>
        </draw:line>
        <draw:line draw:style-name="gr4" draw:text-style-name="P1" draw:layer="layout" svg:x1="12.045cm" svg:y1="21.32cm" svg:x2="12.013cm" svg:y2="20.049cm">
          <text:p/>
        </draw:line>
        <draw:line draw:style-name="gr2" draw:text-style-name="P1" draw:layer="layout" svg:x1="8.62cm" svg:y1="20.049cm" svg:x2="14.335cm" svg:y2="20.049cm">
          <text:p/>
        </draw:line>
        <draw:line draw:style-name="gr4" draw:text-style-name="P1" draw:layer="layout" svg:x1="14.335cm" svg:y1="15.604cm" svg:x2="14.335cm" svg:y2="20.049cm">
          <text:p/>
        </draw:line>
        <draw:frame draw:style-name="gr5" draw:layer="layout" svg:width="1.099cm" svg:height="0.962cm" svg:x="13.236cm" svg:y="17.182cm">
          <draw:text-box>
            <text:p>E<text:span text:style-name="T1">F</text:span></text:p>
          </draw:text-box>
        </draw:frame>
        <draw:path draw:style-name="gr1" draw:text-style-name="P1" draw:layer="layout" svg:width="5.079cm" svg:height="4.445cm" svg:x="6.716cm" svg:y="4.811cm" svg:viewBox="0 0 5080 4446" svg:d="m0 0c6985 0 2752 0 5080 0 0 1905-295 4396-2540 4445s-2540-3175-2540-4445z">
          <text:p/>
        </draw:path>
        <draw:line draw:style-name="gr2" draw:text-style-name="P1" draw:layer="layout" svg:x1="6.716cm" svg:y1="4.811cm" svg:x2="6.716cm" svg:y2="4.176cm">
          <text:p/>
        </draw:line>
        <draw:line draw:style-name="gr2" draw:text-style-name="P1" draw:layer="layout" svg:x1="11.796cm" svg:y1="4.176cm" svg:x2="11.796cm" svg:y2="4.811cm">
          <text:p/>
        </draw:line>
        <draw:line draw:style-name="gr3" draw:text-style-name="P1" draw:layer="layout" svg:x1="7.35cm" svg:y1="2.905cm" svg:x2="11.795cm" svg:y2="2.905cm">
          <text:p/>
        </draw:line>
        <draw:line draw:style-name="gr2" draw:text-style-name="P1" draw:layer="layout" svg:x1="11.796cm" svg:y1="4.811cm" svg:x2="14.971cm" svg:y2="4.811cm">
          <text:p/>
        </draw:line>
        <draw:line draw:style-name="gr2" draw:text-style-name="P1" draw:layer="layout" svg:x1="11.795cm" svg:y1="2.905cm" svg:x2="13.065cm" svg:y2="2.905cm">
          <text:p/>
        </draw:line>
        <draw:line draw:style-name="gr4" draw:text-style-name="P1" draw:layer="layout" svg:x1="12.649cm" svg:y1="2.905cm" svg:x2="12.649cm" svg:y2="9.256cm">
          <text:p/>
        </draw:line>
        <draw:line draw:style-name="gr2" draw:text-style-name="P1" draw:layer="layout" svg:x1="9.256cm" svg:y1="9.256cm" svg:x2="14.971cm" svg:y2="9.256cm">
          <text:p/>
        </draw:line>
        <draw:line draw:style-name="gr4" draw:text-style-name="P1" draw:layer="layout" svg:x1="14.971cm" svg:y1="4.811cm" svg:x2="14.971cm" svg:y2="9.256cm">
          <text:p/>
        </draw:line>
        <draw:frame draw:style-name="gr5" draw:layer="layout" svg:width="1.099cm" svg:height="0.962cm" svg:x="13.872cm" svg:y="6.389cm">
          <draw:text-box>
            <text:p>E<text:span text:style-name="T1">F</text:span></text:p>
          </draw:text-box>
        </draw:frame>
        <draw:path draw:style-name="gr7" draw:text-style-name="P1" draw:layer="layout" svg:width="5.079cm" svg:height="4.445cm" svg:x="6.715cm" svg:y="4.81cm" svg:viewBox="0 0 5080 4446" svg:d="m0 0c6112 0 3043 0 5080 0 0 2540-635 4445-2643 4446s-2437-3176-2437-4446z">
          <text:p/>
        </draw:path>
        <draw:g>
          <draw:frame draw:style-name="gr5" draw:layer="layout" svg:width="0.853cm" svg:height="0.962cm" svg:x="11.795cm" svg:y="3.213cm">
            <draw:text-box>
              <text:p><text:span text:style-name="T2">δ</text:span></text:p>
            </draw:text-box>
          </draw:frame>
          <draw:frame draw:style-name="gr5" draw:layer="layout" svg:width="0.875cm" svg:height="0.962cm" svg:x="11.795cm" svg:y="2.905cm">
            <draw:text-box>
              <text:p>~</text:p>
            </draw:text-box>
          </draw:frame>
        </draw:g>
        <draw:g>
          <draw:frame draw:style-name="gr5" draw:layer="layout" svg:width="0.853cm" svg:height="0.962cm" svg:x="10.92cm" svg:y="20.358cm">
            <draw:text-box>
              <text:p><text:span text:style-name="T2">δ</text:span></text:p>
            </draw:text-box>
          </draw:frame>
          <draw:frame draw:style-name="gr5" draw:layer="layout" svg:width="0.875cm" svg:height="0.962cm" svg:x="10.92cm" svg:y="20.05cm">
            <draw:text-box>
              <text:p>~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draw:marker-start="Arrow" draw:marker-start-width="0.2cm" draw:marker-end="Arrow" draw:marker-end-width="0.2cm" draw:fill="none" draw:fill-gradient-name="Gradient_20_7" draw:fill-hatch-name="Hatch_20_1" draw:fill-image-name="Bitmape_20_1" draw:fill-image-width="0cm" draw:fill-image-height="0cm" draw:shadow-offset-x="0.305cm" draw:shadow-offset-y="0.305cm" draw:show-unit="true" draw:placing="below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ojun Zhu</meta:initial-creator>
    <meta:creation-date>2010-10-03T10:07:07</meta:creation-date>
    <dc:date>2011-10-10T10:21:35</dc:date>
    <dc:creator>guojun zhu</dc:creator>
    <meta:editing-duration>PT6H33M51S</meta:editing-duration>
    <meta:editing-cycles>11</meta:editing-cycles>
    <meta:generator>LibreOffice/3.4$Unix LibreOffice_project/340m1$Build-302</meta:generator>
    <meta:document-statistic meta:object-count="57"/>
  </office:meta>
</office:document-meta>
</file>